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r" svg:font-family="Andr"/>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Calibri" fo:font-size="12pt" officeooo:rsid="0007a7bd" officeooo:paragraph-rsid="0007a7bd" style:font-size-asian="12pt" style:font-size-complex="12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text:span><text:s/>EL origen de esta idea surgió³ como una necesidad particular de un familiar quien, planificando un viaje turístico, necesitaba de la experiencia de personas que ya hubieran estado en diferentes lugares de <text:s/>España. Dicha necesidad se convirtió³ en idea de negocio.<text:line-break/><text:line-break/>Entre las necesidades que busca cubrir esta aplicación se encuentran dos preguntas que frecuentemente abordan a las personas en la planificación de sus actividades favoritas o el sacar partido a su tiempo libre: <text:s/>¿Qué hacer y qué ofrece un destino concreto? y, sobre todo, ¿Cómo puedo saber si una actividad en concreto que consulto en la red es realmente lo que busco y cubre mis necesidades?<text:line-break/><text:line-break/>Posteriormente a esta primera interpretación del problema, surge otro factor determinante en la funcionalidad de NOMBREAPP: Ofrecer alternativas, dentro de los gustos de los usuarios, cerca de la zona en la cual residen e, incluso, cerca de la geolocalización en la que se encuentran en un momento concreto.<text:line-break/><text:line-break/>NOMBREAPP es una aplicación que busca cubrir las necesidades de los usuarios para realizar actividades categorizadas, presentarlas haciendo uso de las posibilidades de Google Maps, y, sobre todo, poder compartir opinión sobre dichas actividades así como poder consultar las opiniones de usuarios o amigos que ya las conozcan.<text:line-break/><text:line-break/>Los usuarios de NOMBREAPP pueden crear sus propias actividades, gestionarlas, compartirlas con grupos de amigos (tanto privadas como públicamente) y, sobre todo, ofrece a los usuarios la posibilidad de organizarse para realizar sus actividades favoritas, así como sacar el máximo provecho a su tiempo libre.<text:line-break/><text:line-break/>Para el desarrollo de NOMBREAPP se ha tenido muy en cuenta la posibilidad de que la aplicación sea escalable, tenga un posible despliegue multidispositivo en el futuro, y su código sea mantenible en el tiempo.<text:line-break/><text:line-break/>Entre las tecnologías y herramientas usadas con este fin se encuentran (enumerar: projetsii, GWT Google Framework usando API Google Maps, SVN, Sonar, y las que salg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r" svg:font-family="Andr"/>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4T11:12:54.241000000</dc:date>
    <meta:document-statistic meta:table-count="0" meta:image-count="0" meta:object-count="0" meta:page-count="1" meta:paragraph-count="1" meta:word-count="312" meta:character-count="1994" meta:non-whitespace-character-count="1676"/>
    <meta:generator>LibreOffice/4.1.4.2$Windows_x86 LibreOffice_project/0a0440ccc0227ad9829de5f46be37cfb6edcf72</meta:generator>
  </office:meta>
</office:document-meta>
</file>